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557" officeooo:paragraph-rsid="001445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4-24T08:08:52.307461454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5.1.6.2$Linux_X86_64 LibreOffice_project/10m0$Build-2</meta:generator>
  </office:meta>
</office:document-meta>
</file>